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302c9" officeooo:paragraph-rsid="001302c9"/>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02c9" officeooo:paragraph-rsid="001302c9"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302c9" officeooo:paragraph-rsid="001302c9"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136e48" officeooo:paragraph-rsid="00136e48"/>
    </style:style>
    <style:style style:name="P5" style:family="paragraph" style:parent-style-name="Standard">
      <style:paragraph-properties fo:text-align="start" style:justify-single-word="false"/>
      <style:text-properties officeooo:rsid="001461ec" officeooo:paragraph-rsid="001461ec"/>
    </style:style>
    <style:style style:name="T1" style:family="text">
      <style:text-properties officeooo:rsid="00136e48"/>
    </style:style>
    <style:style style:name="T2" style:family="text">
      <style:text-properties officeooo:rsid="001461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3021: Computer Architecture 2</text:p>
      <text:p text:style-name="P2">Tutorial 3</text:p>
      <text:p text:style-name="P3"/>
      <text:p text:style-name="P1">Ryan Barron</text:p>
      <text:p text:style-name="P1">Student n° 16329561</text:p>
      <text:p text:style-name="P1"/>
      <text:p text:style-name="P1"/>
      <text:p text:style-name="P1"/>
      <text:p text:style-name="P1">Question 2:</text:p>
      <text:p text:style-name="P1"/>
      <text:p text:style-name="P1">For a RISC-1 processor with 6 register sets, the results of calling Ackermann(3,6) are</text:p>
      <text:p text:style-name="P1"/>
      <text:p text:style-name="P1">N° of procedure calls : 172234</text:p>
      <text:p text:style-name="P1">Maximum register window depth: 512</text:p>
      <text:p text:style-name="P1">N° of register window overflow: 8488<text:span text:style-name="T1">4</text:span></text:p>
      <text:p text:style-name="P1">N° of register window underflow: <text:s/>84885</text:p>
      <text:p text:style-name="P1"/>
      <text:p text:style-name="P1">For 8 register sets:</text:p>
      <text:p text:style-name="P1"/>
      <text:p text:style-name="P1">N° of procedure calls : 172234</text:p>
      <text:p text:style-name="P1">Maximum register window depth: 512</text:p>
      <text:p text:style-name="P1">N° of register window overflow: 8391<text:span text:style-name="T1">0</text:span></text:p>
      <text:p text:style-name="P1">N° of register window underflow: <text:s/>83911</text:p>
      <text:p text:style-name="P1"/>
      <text:p text:style-name="P1">And for 16 register sets: </text:p>
      <text:p text:style-name="P1"/>
      <text:p text:style-name="P1">N° of procedure calls : 172234</text:p>
      <text:p text:style-name="P1">Maximum register window depth: 512</text:p>
      <text:p text:style-name="P1">N° of register window overflow: 8014<text:span text:style-name="T1">1</text:span></text:p>
      <text:p text:style-name="P1">N° of register window underflow: <text:s/>80142</text:p>
      <text:p text:style-name="P1"/>
      <text:p text:style-name="P1"/>
      <text:p text:style-name="P4">Question 3:</text:p>
      <text:p text:style-name="P4"/>
      <text:p text:style-name="P4">It takes on my computer, on an average of 100,000 call of ackermann, 0.002917 seconds to execute ackermann(3, 6) and update all the <text:span text:style-name="T2">variables to determine the answer to the previous question.</text:span></text:p>
      <text:p text:style-name="P5">I got this result using the time.h C library. </text:p>
      <text:p text:style-name="P5">I tried using the sys/time.h library but measure the real world time that was elapsed during the execution of the program and so it will count the time spent of other threads.</text:p>
      <text:p text:style-name="P5">I tried using the “time” gnu shell command as I am running linux, but this would measure the time for the whole program, including the printf statements for example. This is not much of a problem but that command result has a low precision.</text:p>
      <text:p text:style-name="P5">Finally I decided to make an average of call to ackermann because time could vary greatly, so an average out of 100,000 would be the minimum required to have some kind of accurate resul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23:39:53.390369528</meta:creation-date>
    <dc:date>2018-10-19T01:56:09.901507032</dc:date>
    <meta:editing-duration>PT5M54S</meta:editing-duration>
    <meta:editing-cycles>1</meta:editing-cycles>
    <meta:document-statistic meta:table-count="0" meta:image-count="0" meta:object-count="0" meta:page-count="1" meta:paragraph-count="26" meta:word-count="259" meta:character-count="1485" meta:non-whitespace-character-count="1247"/>
    <meta:generator>LibreOffice/6.0.6.2$Linux_X86_64 LibreOffice_project/00m0$Build-2</meta:generator>
  </office:meta>
</office:document-meta>
</file>